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text>Variablen</mtext>
        </mtd>
      </mtr>
      <mtr>
        <mtd>
          <mrow>
            <mspace width="8em"/>
            <mi>r</mi>
            <mi mathvariant="normal">:</mi>
            <mtext>Radius der Kugel</mtext>
          </mrow>
        </mtd>
      </mtr>
      <mtr>
        <mtd>
          <mrow>
            <mspace width="8em"/>
            <mi>α</mi>
            <mi mathvariant="normal">:</mi>
            <mtext>Kippwinkel der Kugel</mtext>
          </mrow>
        </mtd>
      </mtr>
      <mtr>
        <mtd>
          <mrow>
            <mspace width="8em"/>
            <mi>β</mi>
            <mi mathvariant="normal">:</mi>
            <mtext>Breitengrad</mtext>
          </mrow>
        </mtd>
      </mtr>
      <mtr>
        <mtd>
          <mrow/>
        </mtd>
      </mtr>
      <mtr>
        <mtd>
          <mtext>Höhe des Breitengrades: </mtext>
        </mtd>
      </mtr>
      <mtr>
        <mtd>
          <mrow/>
        </mtd>
      </mtr>
      <mtr>
        <mtd>
          <mrow>
            <mrow>
              <msub>
                <mi>h</mi>
                <mn>1</mn>
              </msub>
              <mo stretchy="false">=</mo>
              <mrow>
                <mi>r</mi>
                <mo stretchy="false">∗</mo>
                <mi>si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/>
        </mtd>
      </mtr>
      <mtr>
        <mtd>
          <mrow>
            <mtext>Höhe des Mittelpunktes des Breitengrades (Kippwinkel </mtext>
            <mi>α</mi>
            <mtext>) :</mtext>
          </mrow>
        </mtd>
      </mtr>
      <mtr>
        <mtd>
          <mrow/>
        </mtd>
      </mtr>
      <mtr>
        <mtd>
          <mrow>
            <mrow>
              <msub>
                <mi>h</mi>
                <mn>2</mn>
              </msub>
              <mo stretchy="false">=</mo>
              <mrow>
                <msub>
                  <mi>h</mi>
                  <mn>1</mn>
                </msub>
                <mo stretchy="false">∗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</mrow>
        </mtd>
      </mtr>
      <mtr>
        <mtd>
          <mrow/>
        </mtd>
      </mtr>
      <mtr>
        <mtd>
          <mrow>
            <mtext>Radius </mtext>
            <mi>a</mi>
            <mtext> (x-Achse) der Breitenkreis-Ellipse zur Breite</mtext>
            <mi>β</mi>
          </mrow>
        </mtd>
      </mtr>
      <mtr>
        <mtd>
          <mrow/>
        </mtd>
      </mtr>
      <mtr>
        <mtd>
          <mrow>
            <mrow>
              <mi>a</mi>
              <mo stretchy="false">=</mo>
              <mrow>
                <mi>r</mi>
                <mo stretchy="false">∗</mo>
                <mi>cos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/>
        </mtd>
      </mtr>
      <mtr>
        <mtd>
          <mrow>
            <mtext>Radius </mtext>
            <mi>b</mi>
            <mtext> (y-Achse) zum Kippwinkel</mtext>
            <mi>α</mi>
          </mrow>
        </mtd>
      </mtr>
      <mtr>
        <mtd>
          <mrow/>
        </mtd>
      </mtr>
      <mtr>
        <mtd>
          <mrow>
            <mrow>
              <mi>b</mi>
              <mo stretchy="false">=</mo>
              <mrow>
                <mi>a</mi>
                <mo stretchy="false">∗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</mrow>
        </mtd>
      </mtr>
      <mtr>
        <mtd>
          <mrow/>
        </mtd>
      </mtr>
      <mtr>
        <mtd>
          <mtext>Schnitt- oder Berührungspunkt Kreis - Ellipse</mtext>
        </mtd>
      </mtr>
      <mtr>
        <mtd>
          <mrow/>
        </mtd>
      </mtr>
      <mtr>
        <mtd>
          <mrow>
            <msub>
              <mi>x</mi>
              <mi>s</mi>
            </msub>
            <mo stretchy="false">=</mo>
            <mrow>
              <mo stretchy="false">±</mo>
              <msqrt>
                <mfrac>
                  <mrow>
                    <msup>
                      <mi>r</mi>
                      <mn>2</mn>
                    </msup>
                    <mo stretchy="false">−</mo>
                    <mrow>
                      <msup>
                        <mi>a</mi>
                        <mn>4</mn>
                      </msup>
                      <mo stretchy="false">/</mo>
                      <msup>
                        <mi>b</mi>
                        <mn>2</mn>
                      </msup>
                    </mrow>
                  </mrow>
                  <mrow>
                    <mn>1</mn>
                    <mo stretchy="false">−</mo>
                    <mrow>
                      <msup>
                        <mi>a</mi>
                        <mn>2</mn>
                      </msup>
                      <mo stretchy="false">/</mo>
                      <msup>
                        <mi>b</mi>
                        <mn>2</mn>
                      </msup>
                    </mrow>
                  </mrow>
                </mfrac>
              </msqrt>
            </mrow>
          </mrow>
        </mtd>
      </mtr>
      <mtr>
        <mtd>
          <mrow/>
        </mtd>
      </mtr>
      <mtr>
        <mtd>
          <mrow>
            <msub>
              <mi>y</mi>
              <mi>s</mi>
            </msub>
            <mo stretchy="false">=</mo>
            <mrow>
              <mo stretchy="false">±</mo>
              <msqrt>
                <mrow>
                  <msup>
                    <mi>r</mi>
                    <mn>2</mn>
                  </msup>
                  <mo stretchy="false">−</mo>
                  <msubsup>
                    <mi>x</mi>
                    <mi>s</mi>
                    <mn>2</mn>
                  </msubsup>
                </mrow>
              </msqrt>
            </mrow>
          </mrow>
        </mtd>
      </mtr>
      <mtr>
        <mtd>
          <mrow/>
        </mtd>
      </mtr>
      <mtr>
        <mtd>
          <mtext>SVG path-Befehle zum Zeichnen der Ellipsen</mtext>
        </mtd>
      </mtr>
      <mtr>
        <mtd>
          <mrow>
            <mrow>
              <mi>d</mi>
              <mo stretchy="false">=</mo>
              <mtext/>
            </mrow>
            <mi>M</mi>
            <msub>
              <mi>x</mi>
              <mi>l</mi>
            </msub>
            <mi>,</mi>
            <mi>y</mi>
            <mtext>A a,b 0 1 1</mtext>
            <msub>
              <mi>x</mi>
              <mi>r</mi>
            </msub>
            <mi>,</mi>
            <mi>y</mi>
            <mtext/>
            <mi>;</mi>
            <mrow>
              <mrow>
                <mi>β</mi>
                <mo stretchy="false">≥</mo>
                <mn>0</mn>
              </mrow>
              <mo stretchy="false">∧</mo>
              <mrow>
                <mi>β</mi>
                <mo stretchy="false">&lt;</mo>
                <mi>α</mi>
              </mrow>
            </mrow>
          </mrow>
        </mtd>
      </mtr>
      <mtr>
        <mtd>
          <mrow>
            <mrow>
              <mi>d</mi>
              <mo stretchy="false">=</mo>
              <mtext/>
            </mrow>
            <mi>M</mi>
            <msub>
              <mi>x</mi>
              <mi>l</mi>
            </msub>
            <mi>,</mi>
            <mi>y</mi>
            <mtext>A a,b 0 0 0</mtext>
            <msub>
              <mi>x</mi>
              <mi>r</mi>
            </msub>
            <mi>,</mi>
            <mi>y</mi>
            <mtext/>
            <mi>;</mi>
            <mrow>
              <mi>β</mi>
              <mo stretchy="false">&lt;</mo>
              <mn>0</mn>
            </mrow>
          </mrow>
        </mtd>
      </mtr>
      <mtr>
        <mtd>
          <mrow/>
        </mtd>
      </mtr>
      <mtr>
        <mtd>
          <mi mathvariant="italic">mit</mi>
        </mtd>
      </mtr>
      <mtr>
        <mtd>
          <mrow>
            <mrow>
              <msub>
                <mi>x</mi>
                <mi>l</mi>
              </msub>
              <mo stretchy="false">=</mo>
              <mrow>
                <msub>
                  <mi mathvariant="italic">offset</mi>
                  <mi>x</mi>
                </msub>
                <mo stretchy="false">−</mo>
                <msub>
                  <mi>x</mi>
                  <mi>s</mi>
                </msub>
              </mrow>
            </mrow>
            <mi>;</mi>
          </mrow>
        </mtd>
      </mtr>
      <mtr>
        <mtd>
          <mrow>
            <mrow>
              <msub>
                <mi>x</mi>
                <mi>r</mi>
              </msub>
              <mo stretchy="false">=</mo>
              <mrow>
                <msub>
                  <mi mathvariant="italic">offset</mi>
                  <mi>x</mi>
                </msub>
                <mo stretchy="false">+</mo>
                <msub>
                  <mi>x</mi>
                  <mi>s</mi>
                </msub>
              </mrow>
            </mrow>
            <mi>;</mi>
          </mrow>
        </mtd>
      </mtr>
      <mtr>
        <mtd>
          <mrow>
            <mrow>
              <mi>y</mi>
              <mo stretchy="false">=</mo>
              <mrow>
                <msub>
                  <mi mathvariant="italic">offest</mi>
                  <mi>y</mi>
                </msub>
                <mo stretchy="false">+</mo>
                <msub>
                  <mi>y</mi>
                  <mi>s</mi>
                </msub>
              </mrow>
            </mrow>
            <mi>;</mi>
          </mrow>
        </mtd>
      </mtr>
    </mtable>
    <annotation encoding="StarMath 5.0">"Variablen" newline
~~~~r: "Radius der Kugel" newline
~~~~%alpha: "Kippwinkel der Kugel" newline
~~~~%beta: "Breitengrad" newline newline
"Höhe des Breitengrades: " newline newline
alignc h_1=r*sin(%beta) newline newline
"Höhe des Mittelpunktes des Breitengrades (Kippwinkel "%alpha") :" newline newline alignc h_2=h_1*sin(%alpha) newline newline
"Radius "a" (x-Achse) der Breitenkreis-Ellipse zur Breite" %beta newline newline
alignc a=r*cos(%beta) newline newline
"Radius "b" (y-Achse) zum Kippwinkel" %alpha newline newline
alignc b=a*cos( %alpha) newline newline

"Schnitt- oder Berührungspunkt Kreis - Ellipse" newline newline
alignc x_s = +- sqrt{ { r ^ 2 - a ^ 4 / b ^ 2 } over { 1 - a ^ 2 / b ^ 2 } } newline newline
alignc y_s = +- sqrt{ r^2 -x_s^2 } newline newline
"SVG path-Befehle zum Zeichnen der Ellipsen" newline
d=""M x_l,y "A a,b 0 1 1" x_r,y"" ;
{ %beta &gt;= 0 } and  { %beta&lt;%alpha }newline 
d=""M x_l,y "A a,b 0 0 0" x_r,y"" ; %beta &lt; 0 newline newline
mit newline
alignc x_l=offset_x-x_s; newline
alignc x_r=offset_x+x_s; newline
alignc y=offest_y +y_s; newline
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6T22:49:20.377571079</meta:creation-date>
    <meta:generator>LibreOffice/6.3.2.2$Linux_X86_64 LibreOffice_project/30$Build-2</meta:generator>
    <meta:editing-duration>PT16M5S</meta:editing-duration>
    <meta:editing-cycles>5</meta:editing-cycles>
    <dc:title>Berechnen der Breitenkreis-Ellipsen</dc:title>
    <dc:date>2019-10-16T23:08:18.715169594</dc:date>
    <meta:print-date>2019-10-16T22:50:09.248588414</meta:print-date>
  </office:meta>
</office:document-meta>
</file>